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sans-serif" svg:font-family="sans-serif"/>
    <style:font-face style:name="FreeSans2" svg:font-family="FreeSans" style:font-family-generic="swiss"/>
    <style:font-face style:name="arial" svg:font-family="arial" style:font-family-generic="swiss"/>
    <style:font-face style:name="FreeSans1" svg:font-family="FreeSans" style:font-family-generic="modern" style:font-pitch="fixed"/>
    <style:font-face style:name="Nimbus Mono PS" svg:font-family="'Nimbus Mono PS'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Preformatted_20_Text">
      <style:paragraph-properties fo:margin-top="0in" fo:margin-bottom="0in" loext:contextual-spacing="false" fo:line-height="138%" style:writing-mode="lr-tb"/>
    </style:style>
    <style:style style:name="P3" style:family="paragraph" style:parent-style-name="Text_20_body">
      <style:paragraph-properties fo:margin-top="0in" fo:margin-bottom="0in" loext:contextual-spacing="false" fo:line-height="138%" style:writing-mode="lr-tb"/>
    </style:style>
    <style:style style:name="P4" style:family="paragraph" style:parent-style-name="Text_20_body">
      <style:paragraph-properties fo:margin-top="0in" fo:margin-bottom="0in" loext:contextual-spacing="false" fo:line-height="138%" style:writing-mode="lr-tb"/>
      <style:text-properties officeooo:paragraph-rsid="00111b1c"/>
    </style:style>
    <style:style style:name="P5" style:family="paragraph" style:parent-style-name="Text_20_body">
      <style:paragraph-properties fo:margin-top="0in" fo:margin-bottom="0in" loext:contextual-spacing="false" fo:line-height="138%" style:writing-mode="lr-tb"/>
      <style:text-properties style:font-name="arial" fo:font-size="11pt" officeooo:rsid="00111b1c" officeooo:paragraph-rsid="00111b1c" style:font-size-asian="11pt" style:font-size-complex="11pt"/>
    </style:style>
    <style:style style:name="P6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P7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rsid="001198f7" officeooo:paragraph-rsid="001198f7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b2908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c9c17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d23b3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d84cd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f77a2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11b1c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5pt" fo:font-style="normal" style:text-underline-style="none" fo:font-weight="normal" officeooo:rsid="00111b1c" style:text-blinking="false" fo:background-color="transparent" loext:char-shading-value="0" style:font-size-asian="15pt" style:font-size-complex="15pt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5pt" fo:font-style="normal" style:text-underline-style="none" fo:font-weight="normal" officeooo:rsid="00111b1c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normal" officeooo:rsid="00111b1c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sans-serif" fo:font-size="15pt" fo:font-style="normal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sans-serif" fo:font-size="15pt" fo:font-style="normal" style:text-underline-style="none" fo:font-weight="normal" officeooo:rsid="00111b1c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fo:font-size="15pt" fo:font-style="normal" style:text-underline-style="none" fo:font-weight="normal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2">1. </text:span><text:span text:style-name="T11">Which aspects and their respective sentiments does your model most accurately detect?</text:span></text:p>
      <text:p text:style-name="P2"><text:span text:style-name="T11"><text:s text:c="14"/>precision <text:s text:c="3"/>recall <text:s/>f1-score <text:s text:c="2"/>support</text:span></text:p>
      <text:p text:style-name="Preformatted_20_Text"/>
      <text:p text:style-name="Preformatted_20_Text"><text:s text:c="4"/>negative <text:s text:c="6"/>0.71 <text:s text:c="5"/>0.73 <text:s text:c="5"/>0.72 <text:s text:c="6"/>462</text:p>
      <text:p text:style-name="Preformatted_20_Text"><text:s text:c="4"/>positive <text:s text:c="6"/>0.77 <text:s text:c="5"/>0.82 <text:s text:c="5"/>0.79 <text:s text:c="5"/>1217</text:p>
      <text:p text:style-name="Preformatted_20_Text"><text:s text:c="8"/>none <text:s text:c="6"/>0.99 <text:s text:c="5"/>0.99 <text:s text:c="5"/>0.99 <text:s text:c="4"/>34107</text:p>
      <text:p text:style-name="Preformatted_20_Text"/>
      <text:p text:style-name="Preformatted_20_Text"><text:s text:c="4"/>accuracy <text:s text:c="26"/>0.98 <text:s text:c="4"/>35786</text:p>
      <text:p text:style-name="Preformatted_20_Text"><text:s text:c="3"/>macro avg <text:s text:c="6"/>0.82 <text:s text:c="5"/>0.85 <text:s text:c="5"/>0.83 <text:s text:c="4"/>35786</text:p>
      <text:p text:style-name="P1">weighted avg <text:s text:c="6"/>0.98 <text:s text:c="5"/>0.98 <text:s text:c="5"/>0.98 <text:s text:c="4"/>35786</text:p>
      <text:p text:style-name="P5"><text:span text:style-name="T14">as seen, the positive sentiment is performing better than negative</text:span></text:p>
      <text:p text:style-name="P3"><text:span text:style-name="T1"/></text:p>
      <text:p text:style-name="P4"><text:span text:style-name="T8">2.</text:span><text:span text:style-name="T7"> </text:span><text:span text:style-name="T11">What the points of failure for the model - which aspects does it perform poorly on.</text:span></text:p>
      <text:p text:style-name="P3"><text:span text:style-name="T1">{'location1 - transit-location': 23,</text:span></text:p>
      <text:p text:style-name="P6">'location2 - multicultural': 1,</text:p>
      <text:p text:style-name="P6">'location2 - live': 4,</text:p>
      <text:p text:style-name="P6">'location2 - price': 12,</text:p>
      <text:p text:style-name="P6">'location2 - transit-location': 14,</text:p>
      <text:p text:style-name="P6">'location2 - nightlife': 1,</text:p>
      <text:p text:style-name="P6">'location1 - green-nature': 6,</text:p>
      <text:p text:style-name="P6">'location2 - safety': 5,</text:p>
      <text:p text:style-name="P6">'location2 - general': 24,</text:p>
      <text:p text:style-name="P6">'location2 - quiet': 2,</text:p>
      <text:p text:style-name="P6">'location1 - live': 21,</text:p>
      <text:p text:style-name="P6">'location1 - dining': 2,</text:p>
      <text:p text:style-name="P6">'location1 - general': 77,</text:p>
      <text:p text:style-name="P6">'location2 - shopping': 7,</text:p>
      <text:p text:style-name="P6">'location2 - green-nature': 1,</text:p>
      <text:p text:style-name="P6">'location1 - nightlife': 8,</text:p>
      <text:p text:style-name="P6">'location1 - safety': 13,</text:p>
      <text:p text:style-name="P6">'location1 - price': 13,</text:p>
      <text:p text:style-name="P6">'location1 - quiet': 4,</text:p>
      <text:p text:style-name="P6">'location1 - multicultural': 4,</text:p>
      <text:p text:style-name="P6">'location1 - shopping': 7,</text:p>
      <text:p text:style-name="P6">'location1 - touristy': 6, 'location2 - touristy': 1, 'location2 - dining': 2}</text:p>
      <text:p text:style-name="P6"/>
      <text:p text:style-name="P7">As we can see in both respective entities, general is performing a little poor</text:p>
      <text:p text:style-name="P3"><text:soft-page-break/><text:span text:style-name="T1"/></text:p>
      <text:p text:style-name="P4"><text:span text:style-name="T9">3.</text:span><text:span text:style-name="T7"> </text:span><text:span text:style-name="T11">A quick paragraph in a 100 words or less about your favourite machine learning library and what you dislike aboutit.</text:span></text:p>
      <text:p text:style-name="P3"><text:bookmark text:name="docs-internal-guid-ed881b53-7fff-7b4b-f4a0-bcf335c36525"/><text:span text:style-name="T1">By far, I have used </text:span><text:span text:style-name="T2">machine learning</text:span><text:span text:style-name="T1"> libraries like scikit-learn, scipy, numpy, </text:span><text:span text:style-name="T3">pandas</text:span><text:span text:style-name="T1"> </text:span><text:span text:style-name="T2">etc</text:span><text:span text:style-name="T1">.  </text:span><text:span text:style-name="T2">Though every library has it’s own use case but out of all these </text:span><text:span text:style-name="T5">libraries, </text:span><text:span text:style-name="T2"><text:s/>I have found s</text:span><text:span text:style-name="T4">kl</text:span><text:span text:style-name="T2">earn </text:span><text:span text:style-name="T6">library</text:span><text:span text:style-name="T2">, </text:span><text:span text:style-name="T5">which I liked </text:span><text:span text:style-name="T6">the most as it provides good number of machine learning algortithms with ease of use</text:span><text:span text:style-name="T2">. As asked, the main reasons </text:span><text:span text:style-name="T6">to little bit</text:span><text:span text:style-name="T2"> dislike this library is that it does not support hardware </text:span><text:span text:style-name="T4">accelerations</text:span><text:span text:style-name="T2"> like GPU</text:span><text:span text:style-name="T4">s for faster training</text:span><text:span text:style-name="T2">. Moreo</text:span><text:span text:style-name="T4">v</text:span><text:span text:style-name="T2">er, I don’t </text:span><text:span text:style-name="T6">like the thing that the library is highly abstracted i.e. it feels more like of software engineering rather than machine learning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sans-serif" svg:font-family="sans-serif"/>
    <style:font-face style:name="FreeSans2" svg:font-family="FreeSans" style:font-family-generic="swiss"/>
    <style:font-face style:name="arial" svg:font-family="arial" style:font-family-generic="swiss"/>
    <style:font-face style:name="FreeSans1" svg:font-family="FreeSans" style:font-family-generic="modern" style:font-pitch="fixed"/>
    <style:font-face style:name="Nimbus Mono PS" svg:font-family="'Nimbus Mono PS'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Nimbus Mono PS" fo:font-family="'Nimbus Mono PS'" style:font-family-generic="modern" style:font-pitch="fixed" fo:font-size="10pt" style:font-name-asian="Nimbus Mono PS" style:font-family-asian="'Nimbus Mono PS'" style:font-family-generic-asian="modern" style:font-pitch-asian="fixed" style:font-size-asian="10pt" style:font-name-complex="FreeSans1" style:font-family-complex="FreeSans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4T19:13:25.633415582</meta:creation-date>
    <dc:date>2020-08-05T00:13:54.665283449</dc:date>
    <meta:editing-duration>PT12M16S</meta:editing-duration>
    <meta:editing-cycles>3</meta:editing-cycles>
    <meta:generator>LibreOffice/6.4.5.2$Linux_X86_64 LibreOffice_project/40$Build-2</meta:generator>
    <meta:document-statistic meta:table-count="0" meta:image-count="0" meta:object-count="0" meta:page-count="2" meta:paragraph-count="35" meta:word-count="304" meta:character-count="2040" meta:non-whitespace-character-count="1593"/>
  </office:meta>
</office:document-meta>
</file>